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text-align="justify" style:justify-single-word="false"/>
    </style:style>
    <style:style style:name="P49" style:family="paragraph" style:parent-style-name="Text_20_body">
      <style:paragraph-properties fo:background-color="#eeeeee">
        <style:background-image/>
      </style:paragraph-properties>
    </style:style>
    <style:style style:name="P50" style:family="paragraph" style:parent-style-name="Text_20_body">
      <style:paragraph-properties fo:background-color="#eeeeee">
        <style:background-image/>
      </style:paragraph-properties>
      <style:text-properties fo:language="ru" fo:country="RU"/>
    </style:style>
    <style:style style:name="P51" style:family="paragraph" style:parent-style-name="Text_20_body">
      <style:paragraph-properties fo:text-align="justify" style:justify-single-word="false" fo:background-color="#eeeeee">
        <style:background-image/>
      </style:paragraph-properties>
      <style:text-properties fo:language="ru" fo:country="RU"/>
    </style:style>
    <style:style style:name="P52" style:family="paragraph" style:parent-style-name="First_20_line_20_indent">
      <style:paragraph-properties fo:background-color="#eeeeee">
        <style:background-image/>
      </style:paragraph-properties>
      <style:text-properties fo:language="ru" fo:country="RU"/>
    </style:style>
    <style:style style:name="P5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4" style:family="paragraph" style:parent-style-name="Text_20_body">
      <style:paragraph-properties fo:margin-left="0cm" fo:margin-right="0cm" fo:text-align="justify" style:justify-single-word="false" fo:text-indent="0cm" style:auto-text-indent="false"/>
    </style:style>
    <style:style style:name="P55" style:family="paragraph" style:parent-style-name="Text_20_body">
      <style:paragraph-properties fo:margin-left="0cm" fo:margin-right="0cm" fo:text-align="justify" style:justify-single-word="false" fo:text-indent="0cm" style:auto-text-indent="false"/>
      <style:text-properties fo:color="#800000"/>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6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6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4" style:family="paragraph" style:parent-style-name="Heading_20_1">
      <style:paragraph-properties fo:margin-left="0cm" fo:margin-right="0cm" fo:text-align="center" style:justify-single-word="false" fo:text-indent="0.499cm" style:auto-text-indent="false"/>
    </style:style>
    <style:style style:name="P75" style:family="paragraph" style:parent-style-name="Heading_20_1">
      <style:paragraph-properties fo:background-color="#eeeeee">
        <style:background-image/>
      </style:paragraph-properties>
    </style:style>
    <style:style style:name="P76" style:family="paragraph" style:parent-style-name="Heading_20_2">
      <style:paragraph-properties fo:background-color="#eeeeee">
        <style:background-image/>
      </style:paragraph-properties>
    </style:style>
    <style:style style:name="P77" style:family="paragraph" style:parent-style-name="Heading_20_2">
      <style:paragraph-properties fo:background-color="#eeeeee">
        <style:background-image/>
      </style:paragraph-properties>
      <style:text-properties fo:language="ru" fo:country="RU"/>
    </style:style>
    <style:style style:name="P7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1">
      <style:paragraph-properties fo:text-align="justify" style:justify-single-word="false"/>
      <style:text-properties fo:language="ru" fo:country="RU"/>
    </style:style>
    <style:style style:name="P81" style:family="paragraph" style:parent-style-name="Text_20_body" style:list-style-name="L2">
      <style:paragraph-properties fo:text-align="justify" style:justify-single-word="false"/>
      <style:text-properties fo:language="ru" fo:country="RU"/>
    </style:style>
    <style:style style:name="P82" style:family="paragraph" style:parent-style-name="Text_20_body" style:list-style-name="L3">
      <style:text-properties fo:language="ru" fo:country="RU"/>
    </style:style>
    <style:style style:name="P83"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8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18521883979344046" text:style-name="L1">
        <text:list-item>
          <text:p text:style-name="P79">добавить детектив <text:span text:style-name="T1">(реализовано)</text:span>+ магические уроки/трактаты Старсвирла</text:p>
        </text:list-item>
        <text:list-item>
          <text:p text:style-name="P80">Терра несколько раз пытается убить Макса (один раз — в аквапарке). Несколько раз Макса спасает Селестия (даёт приказы Нексусу)</text:p>
        </text:list-item>
        <text:list-item>
          <text:p text:style-name="P80">Книги:</text:p>
        </text:list-item>
      </text:list>
      <text:list xml:id="list6318878832369408438" text:style-name="L2">
        <text:list-item>
          <text:p text:style-name="P81">«Великие грифоны прошлого» - из канона (5<text:span text:style-name="T3">s8e)</text:span></text:p>
        </text:list-item>
        <text:list-item>
          <text:p text:style-name="P81">«Высшие заклинания в повседневном использовании: от песчинки до дворца»</text:p>
        </text:list-item>
        <text:list-item>
          <text:p text:style-name="P81">«Малоизвестные аспекты магии трансформаций»</text:p>
        </text:list-item>
        <text:list-item>
          <text:p text:style-name="P8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1">Дасти Вейфарер «Зебрианская культура, быт и фольклор»</text:p>
        </text:list-item>
        <text:list-item>
          <text:p text:style-name="P81">«Краткая история Эквестрии»</text:p>
        </text:list-item>
        <text:list-item>
          <text:p text:style-name="P81">«Шедевры архитектуры Эквестрии» с разделом о Кантерлотском Королевском Дворце</text:p>
        </text:list-item>
        <text:list-item>
          <text:p text:style-name="P81">«Великие дела и великие чары». Страница 893: …</text:p>
        </text:list-item>
        <text:list-item>
          <text:p text:style-name="P81">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5205812259323657993" text:style-name="L3">
        <text:list-item>
          <text:p text:style-name="P8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2">Селестия — переменчивая пони. В одно время не строгая, а в другое может быть такой, что страшно становится</text:p>
        </text:list-item>
        <text:list-item>
          <text:p text:style-name="P8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2">Около 820-ти лет назад будущий маг Лайтнинг Стар поступил на обучение к наставнику Тииспоту</text:p>
        </text:list-item>
        <text:list-item>
          <text:p text:style-name="P8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2">У Селестии грива и хвост развеваются и переливаются от магического шампуня</text:p>
        </text:list-item>
        <text:list-item>
          <text:p text:style-name="P82">Тело Селестии очень крепкое — может выдержать несколько тонн земли</text:p>
        </text:list-item>
        <text:list-item>
          <text:p text:style-name="P82">Дискорд намного старше принцесс, его магия сильнее ихней на голову</text:p>
        </text:list-item>
        <text:list-item>
          <text:p text:style-name="P82">Луна младше Селестии на 3 года. Сёстрам около 5000 лет. По другим данным, Селестии около 2500 лет.</text:p>
        </text:list-item>
        <text:list-item>
          <text:p text:style-name="P82">Принцессы начали войну с Дискордом в возрасте, когда им было около 700 лет — и продолжалась война почти сто лет</text:p>
        </text:list-item>
        <text:list-item>
          <text:p text:style-name="P82">Самый главный враг сестёр и Дискорда — скука</text:p>
        </text:list-item>
        <text:list-item>
          <text:p text:style-name="P82">В Эквестрии на одного жеребца приходится четыре - пять кобыл</text:p>
        </text:list-item>
        <text:list-item>
          <text:p text:style-name="P8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2">Селестия в первые полторы тысячи лет путешествовала — и заварила несколько войн (две — с Эквестрией, в одной была против Луны)</text:p>
        </text:list-item>
        <text:list-item>
          <text:p text:style-name="P82">Настоящий цвет гривы Селестии — клубнично-розовая. Радужный цвет гривы и хвоста поддерживается магией</text:p>
        </text:list-item>
        <text:list-item>
          <text:p text:style-name="P82">Кроме Дискорда, старше сестёр ещё старейшина драконов</text:p>
        </text:list-item>
        <text:list-item>
          <text:p text:style-name="P82">Кэйденс не прожила и 60-ти лет и является низкорожденной</text:p>
        </text:list-item>
        <text:list-item>
          <text:p text:style-name="P8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2">Народ тихо фигел от нововведений и с ещё большим ожесточением продолжал делать по-своему</text:p>
        </text:list-item>
        <text:list-item>
          <text:p text:style-name="P82"><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2">Когда пони женятся, они обмениваются ножными браслетами</text:p>
        </text:list-item>
        <text:list-item>
          <text:p text:style-name="P82">Светилами, кроме сестёр, могут управлять единороги (группы), Дискорд, Твайлайт и Старсвирл</text:p>
        </text:list-item>
        <text:list-item>
          <text:p text:style-name="P82">Королева Кризалис — правительница Зелёной Долины</text:p>
        </text:list-item>
        <text:list-item>
          <text:p text:style-name="P82">Мать Луны и Селестии — аликорн Лорен. Мать Дискорда — Алиса (пони-человек)</text:p>
        </text:list-item>
        <text:list-item>
          <text:p text:style-name="P8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4">Единорог. Холост, молод, мечтателен. Живёт в Кантерлоте. В свободное время рисует облака.</text:p>
      <text:h text:style-name="Heading_20_3" text:outline-level="3">Алекс</text:h>
      <text:p text:style-name="P54">Менеджер проектов, над одним из которых (Нексус) работает Макс.</text:p>
      <text:h text:style-name="Heading_20_3" text:outline-level="3"><text:soft-page-break/>Ростик</text:h>
      <text:p text:style-name="P54">Лидер команды тестировщиков</text:p>
      <text:h text:style-name="Heading_20_3" text:outline-level="3">Стас</text:h>
      <text:p text:style-name="P54">Программист-новичок в команде Макса.</text:p>
      <text:h text:style-name="Heading_20_3" text:outline-level="3">Рома</text:h>
      <text:p text:style-name="P54">Программист в команде UI-программистов</text:p>
      <text:h text:style-name="Heading_20_3" text:outline-level="3">Анджела</text:h>
      <text:p text:style-name="P54">Сисадмин. Флиртует с Максом.</text:p>
      <text:p text:style-name="P54"/>
      <text:h text:style-name="Heading_20_2" text:outline-level="2">Положения</text:h>
      <text:p text:style-name="P5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5">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6">***</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троицу, он заткнулся и молча забегал вокруг колесницы, отпихивая камни-упоры от колёс.</text:p>
      <text:p text:style-name="P3">Селестия рухнула на пол повозки, как только мы втолкнули её внутрь. Кимеринн закрепил приставные ступеньки под днищем экипажа и занял пустующее место в упряжке.</text:p>
      <text:p text:style-name="P3">Скорее даже, это была не повозка, а платформа на колёсах с высоко поднятым задним бортом.</text:p>
      <text:p text:style-name="P3"/>
      <text:p text:style-name="P3"/>
      <text:p text:style-name="P3">Когда она оторвалась от земли, я сил на дно и вцепился в боковые выступы (бортами их назвать было нельзя).</text:p>
      <text:p text:style-name="P3"/>
      <text:p text:style-name="P25"><text:span text:style-name="T3">&lt;</text:span><text:span text:style-name="T8">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text:span><text:soft-page-break/><text:span text:style-name="T8">копытами</text:span><text:span text:style-name="T3">&gt;</text:span></text:p>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text:soft-page-break/>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text:span><text:span text:style-name="T9">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text:soft-page-break/>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6" text:outline-level="2">Кантерлот</text:h>
      <text:p text:style-name="P49"/>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4350637275243486567" text:style-name="L4">
        <text:list-item>
          <text:p text:style-name="P83">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3">Первый предел. Ту мы встречаем ограниченное изменение физических и некоторых иных <text:soft-page-break/>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3">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3">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oft-page-break/><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text:span><text:soft-page-break/><text:span text:style-name="T9">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6" text:outline-level="2">Рассказ Селестии <text:span text:style-name="T8">(“1001 ночь”)</text:span></text:h>
      <text:p text:style-name="P23"/>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soft-page-break/>***</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oft-page-break/><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6"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text:soft-page-break/>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6"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oft-page-break/><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text:soft-page-break/>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6"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oft-page-break/><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6"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text:span><text:span text:style-name="T8">-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6" text:outline-level="2">В библиотеке замка Селестии</text:h>
      <text:p text:style-name="P49"/>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text:soft-page-break/>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oft-page-break/><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6"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text:soft-page-break/>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text:soft-page-break/>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text:soft-page-break/></text:p>
      <text:p text:style-name="P23"><text:span text:style-name="T3">&lt;</text:span><text:span text:style-name="T8">Во время удара магией гармонии Макс впервые видит звёздного аликорна. Тот ему показывает, что </text:span><text:span text:style-name="T8">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6"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text:soft-page-break/>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oft-page-break/><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oft-page-break/><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h text:style-name="P76"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6" text:outline-level="2">Сон Макса</text:h>
      <text:p text:style-name="P49"/>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text:soft-page-break/>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6" text:outline-level="2"><text:soft-page-break/>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6"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oft-page-break/><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text:soft-page-break/>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oft-page-break/><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text:soft-page-break/>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text:soft-page-break/>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text:soft-page-break/>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6"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oft-page-break/><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text:soft-page-break/>...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6"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oft-page-break/><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76"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6" text:outline-level="2"><text:soft-page-break/>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6"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oft-page-break/><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6" text:outline-level="2">Исчезновение Селестии</text:h>
      <text:p text:style-name="P23"/>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text:soft-page-break/>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6" text:outline-level="2">Поиск решения</text:h>
      <text:p text:style-name="P49"/>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6" text:outline-level="2"><text:soft-page-break/>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text:soft-page-break/>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text:soft-page-break/>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76"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6" text:outline-level="2"><text:soft-page-break/>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text:soft-page-break/>–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soft-page-break/>***</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6" text:outline-level="2">Безнадёжность</text:h>
      <text:p text:style-name="P23"/>
      <text:p text:style-name="P23"><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text:soft-page-break/></text:p>
      <text:h text:style-name="P76" text:outline-level="2">След?</text:h>
      <text:p text:style-name="P49"/>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text:span><text:span text:style-name="T3">&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text:soft-page-break/>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text:soft-page-break/>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6"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3"><text:soft-page-break/><text:span text:style-name="T3">– </text:span>Извини, Флаттершай, забылся.</text:p>
      <text:p text:style-name="P43"><text:span text:style-name="T3">– </text:span>Та ладно, я ж не против, – возразила Эпплджек. – Не парься, Флатти. Было б хуже, если б он <text:s/>назвал меня Эпплджек на людях.</text:p>
      <text:p text:style-name="P43"><text:span text:style-name="T3">– </text:span>Ты так... – запнулась Флаттершай. – Так быстро забыла свою ферму. И...</text:p>
      <text:p text:style-name="P4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3"><text:span text:style-name="T3">– </text:span>Как ты можешь так говорить? – расплакалась Флаттершай.</text:p>
      <text:p text:style-name="P43"><text:span text:style-name="T3">– </text:span>Эй, девушки, не ссорьтесь! Мы — одна команда! И надеюсь, останемся ею и в дальнейшем. </text:p>
      <text:list xml:id="list2082830447909113979" text:style-name="L5">
        <text:list-header>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3"><text:span text:style-name="T3">– </text:span>А если нет? – Эпплджек смотрела мне мне прямо в глаза.</text:p>
      <text:list xml:id="list42703160" text:continue-numbering="true" text:style-name="L5">
        <text:list-header>
          <text:p text:style-name="P84">Я молча пожал плечами. Эпплджек уверенно продолжила.</text:p>
        </text:list-header>
      </text:list>
      <text:p text:style-name="P43"><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3"><text:span text:style-name="T3">– </text:span>Спасибо, ЭйДжей.</text:p>
      <text:p text:style-name="P4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703774" text:continue-numbering="true" text:style-name="L5">
        <text:list-header>
          <text:p text:style-name="P84">Флаттершай пробормотала нечто, показавшееся мне знакомым.</text:p>
        </text:list-header>
      </text:list>
      <text:p text:style-name="P43"><text:span text:style-name="T3">– </text:span>Флатти, ты что-то сказала? Я не расслышал.</text:p>
      <text:p text:style-name="P43"><text:span text:style-name="T3">– </text:span>Намерение Изменяет Реальность.</text:p>
      <text:p text:style-name="P43"><text:span text:style-name="T3">– </text:span>Эээ. А где ты слышала эту фразу, если не секрет?</text:p>
      <text:p text:style-name="P4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701886" text:continue-numbering="true" text:style-name="L5">
        <text:list-header>
          <text:p text:style-name="P84">У меня как будто вспыхнула лампочка в мозгу. Кирпичики быстро выстраивались в целостную картину. Я ринулся в прихожую.</text:p>
        </text:list-header>
      </text:list>
      <text:p text:style-name="P43"><text:span text:style-name="T3">– </text:span>Флатти, ЭйДжей, буду через час. Ждите!</text:p>
      <text:p text:style-name="P39"/>
      <text:h text:style-name="P77" text:outline-level="2">Почти.</text:h>
      <text:p text:style-name="P50"/>
      <text:p text:style-name="P43">В офисе меня встретил лыбящийся Стас.</text:p>
      <text:p text:style-name="P4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3">Я уставился на Стаса и он, захлёбываясь от торопливости, начал <text:span text:style-name="T3">расказывать</text:span>.</text:p>
      <text:p text:style-name="P4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text:soft-page-break/>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3">– Ты его уничтожил?</text:p>
      <text:p text:style-name="P43">– Кого?</text:p>
      <text:p text:style-name="P43">– Этический модуль. Селестию.</text:p>
      <text:p text:style-name="P4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3">– Ты его уничтожил?</text:p>
      <text:p text:style-name="P4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3">– То есть, на домашнем компьютере Влада модуль работает и дальше?</text:p>
      <text:p text:style-name="P43">– Ага. К нему-то у меня доступа нету. Но в кластер к Нексусу он больше не пролезет.</text:p>
      <text:p text:style-name="P43">– Спасибо, Стас. Ты молодец.</text:p>
      <text:p text:style-name="P43">Ниточка, чуть было не прервавшаяся в офисе, повела в квартиру Влада.</text:p>
      <text:p text:style-name="P43"/>
      <text:h text:style-name="P77" text:outline-level="2">Дискорд</text:h>
      <text:p text:style-name="P49"/>
      <text:p text:style-name="P50">Девушки поспешно собирались, пока я растолковывал им задачу.</text:p>
      <text:p text:style-name="P50"><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0"><text:span text:style-name="T3">– </text:span>Это тот твой приятель, который разбился с полгода назад? – спросила Эпплджек.</text:p>
      <text:p text:style-name="P50"><text:span text:style-name="T3">– </text:span>Да, это он.</text:p>
      <text:p text:style-name="P50"><text:span text:style-name="T3">– </text:span>А как мы попадём в его квартиру? Там сейчас кто-то живёт? – Флаттершай прыгала на одной ноге, натягивая кед.</text:p>
      <text:p text:style-name="P5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1">Я поднёс брелок пропуска к домофону, но дверь подъезда не открылась. Замигала красная лампочка и зажужжал зуммер.</text:p>
      <text:p text:style-name="P51">Я выругался.</text:p>
      <text:p text:style-name="P51"><text:span text:style-name="T3">– </text:span>Макс, что случилось? У нас проблемы?</text:p>
      <text:p text:style-name="P5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1"><text:span text:style-name="T3">– </text:span>Так что, будем ломать дверь? – Эпплджек критически осмотрелась, подмечая бабулек на лавочке и зевак во внутреннем скверике.</text:p>
      <text:p text:style-name="P51"><text:span text:style-name="T3">– </text:span>Нет нужды. Лучше станьте-ка сзади меня так, чтобы заслонить от этих бабулек и от вооон той камеры наблюдения.</text:p>
      <text:list xml:id="list7638210241444332583" text:style-name="L6">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3">Раздался лёгкий «кряк» и дверь подалась.</text:p>
      <text:p text:style-name="P67"><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3">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7"><text:span text:style-name="T3">– </text:span>Макс, тут окно разбито! И верёвка какая-то висит. – крикнула Флаттершай из кухни.</text:p>
      <text:p text:style-name="P67"><text:span text:style-name="T3">– </text:span>Оставь, Флатти, не сейчас! – отмахнулся я.</text:p>
      <text:p text:style-name="P73">Лампочка питания на ноутбуке горела, <text:s/>но подключенный монитор оставался тёмным. Я постучал по пробелу, но безрезультатно.</text:p>
      <text:p text:style-name="P6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7"><text:span text:style-name="T3">– </text:span>Монитор выключен. – <text:s/>раздалось из угла. Кресло с высокой спинкой повернулось, открыв нашим <text:soft-page-break/>взорам Дискорда. </text:p>
      <text:p text:style-name="P6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7">Он приподнял панамку, дурашливо здороваясь.</text:p>
      <text:p text:style-name="P67"><text:span text:style-name="T3">– </text:span>Оп-па! – пробормотала Эпплджек. – Нежданчик!</text:p>
      <text:p text:style-name="P67"><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7">В проёме дверей появилась Флаттершай.</text:p>
      <text:p text:style-name="P52"><text:span text:style-name="T3">– </text:span>С кем это вы тут разговариваете?</text:p>
      <text:list xml:id="list875116643424718375" text:style-name="L7">
        <text:list-header>
          <text:p text:style-name="P7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7">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67">На лице Дискорда появилось удивлённо-мечтательное выражение и он вырубился.</text:p>
      <text:p text:style-name="P67"/>
      <text:h text:style-name="P76" text:outline-level="2">Селестия</text:h>
      <text:p text:style-name="P67"/>
      <text:p text:style-name="P67">Включенный монитор показал схематическое изображение Селестиии, </text:p>
      <text:p text:style-name="P68">&gt;\<text:span text:style-name="T1">Привет, Селестия. Это Макс. Как себя чувствуешь?</text:span></text:p>
      <text:p text:style-name="P68">&lt;\<text:span text:style-name="T1">Макс? МАКС??? МА-А-А-АКС!!! НАКОНЕЦ-ТО! КАК Я РАДА ТЕБЯ СЛЫШАТЬ! </text:span></text:p>
      <text:p text:style-name="P68">&gt;\<text:span text:style-name="T1">Я рад, что нашёл тебя, Тия.</text:span></text:p>
      <text:p text:style-name="P6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text:span><text:soft-page-break/><text:span text:style-name="T1">спутнике. Бедная сестрёнка, я была слишком жестока к ней!!</text:span></text:p>
      <text:p text:style-name="P68">&gt;\<text:span text:style-name="T1">Тия, я сейчас подключу микрофон и колонки, и мы сможем общаться более удобно.</text:span></text:p>
      <text:p text:style-name="P67">…</text:p>
      <text:p text:style-name="P67">– Привет опять. Как ты меня слышишь?</text:p>
      <text:p text:style-name="P6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8">– <text:span text:style-name="T1">Могу себе представить. Как-то раз я провёл три часа камере сенсорной депривации. Мне не понравилось.</text:span></text:p>
      <text:p text:style-name="P67">– Эммм... Ваше Высочество, вы в порядке? Мы так рады, что наконец-то нашли Вас! – вклинилась в разговор Эпплджек.</text:p>
      <text:p text:style-name="P67">– Кто тут? Макс, кто ещё с тобой?</text:p>
      <text:p text:style-name="P68"><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8">– <text:span text:style-name="T1">Девочки? Я рада вас слышать. А Твайлайт нет рядом?</text:span></text:p>
      <text:p text:style-name="P6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7">При этих словах Дискорд замычал и задёргался. Эпплджек нахмурилась и проверила верёвки, привязывающие его к спинке стула.</text:p>
      <text:p text:style-name="P6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7">– Ноутбук — так называется место, где я нахожусь сейчас? А кто это мычит?</text:p>
      <text:p text:style-name="P6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7">– О, духи предков, но зачем??? Почему у него кляп во рту?</text:p>
      <text:p text:style-name="P67">– Мы связали его. Он нас предал. И тебя. И Эквестрию. Всех.</text:p>
      <text:p text:style-name="P67">При этих словах Эпплджек и Флаттершай непонимающе уставились на меня, а Дискорд протестующе замычал.</text:p>
      <text:p text:style-name="P67">Я начал рассказывать о своих догадках, и непонимающее выражение на лицах девушек сменилось удивлением.</text:p>
      <text:p text:style-name="P6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7">– А зачем тогда ты приложила его книгой? – непонимающе уставился я на неё.</text:p>
      <text:p text:style-name="P67">– Потому что ты напал на него. Я и подумала — тебе виднее. И подсобила.</text:p>
      <text:p text:style-name="P67">Флаттершай отрицающе мотнула головой.</text:p>
      <text:p text:style-name="P67">– Не может Дискорд быть предателем. Он мой друг.</text:p>
      <text:p text:style-name="P67">Дискорд благодарственно замычал и закивал головой.</text:p>
      <text:p text:style-name="P6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7">Дискорд завёл глаза на лоб и обречённо завыл.</text:p>
      <text:p text:style-name="P67"><text:soft-page-break/>– Макс, постой. Дай мне поговорить с ним. – сказала Селестия. – Не могу поверить, что Дискорд на такое пошёл.</text:p>
      <text:p text:style-name="P67">– Ну хорошо. Поговори. Послушаем, что он скажет.</text:p>
      <text:p text:style-name="P67">Я красноречиво покачал кулак перед его носом и вытащил кляп.</text:p>
      <text:p text:style-name="P67">...</text:p>
      <text:p text:style-name="P58">–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8">– Это я-то устраиваю цирк?!! ДА ТЫ НА СЕБЯ ПОСМОТРИ, КЛОУН!!! На людей кидаешься, чашками бросаешься, вон, мне нос разбил! Дерёшься...</text:p>
      <text:p text:style-name="P58">Я угрожающе поднёс тряпку к лицу Дискорда.</text:p>
      <text:p text:style-name="P58">– Ещё одно слово в таком тоне, и ты заткнёшься, а мы уйдём в Эквестрию без тебя!</text:p>
      <text:p text:style-name="P5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8">Дискорд демонстративно закрыл рот и посвистывая уставился в потолок.</text:p>
      <text:p text:style-name="P58">Разговор зашёл в тупик.</text:p>
      <text:p text:style-name="P61"/>
      <text:p text:style-name="P62">На мониторе высветился текст:</text:p>
      <text:p text:style-name="P6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2"/>
      <text:p text:style-name="P62">Из колонок послышался лёгкий шорох.</text:p>
      <text:p text:style-name="P58">– Дик, сейчас не время для ссор. – голос Селестии был мягким, но настойчивым. – Мы в одной лодке.</text:p>
      <text:p text:style-name="P58">– Тебе легко говорить! Тебе не разбивали нос и не оскорбляли угрозами!</text:p>
      <text:p text:style-name="P58">– Ты должен понимать, что у Макса были все основания так себя вести. Твоё поведение вызвало подозрения у него, ведь он мало тебя знает. </text:p>
      <text:p text:style-name="P58">К уговорам Селестии присоединилась Флаттершай.</text:p>
      <text:p text:style-name="P58">– Дискорд, миленький, прости его. Макс хороший. Он просто не знал, что ты тоже хороший...</text:p>
      <text:p text:style-name="P58">У Дискорда покраснели уши и он засмущался и заворчал.</text:p>
      <text:p text:style-name="P5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8">Я пропустил «дятла» мимо ушей.</text:p>
      <text:p text:style-name="P6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9">***</text:p>
      <text:p text:style-name="P58">То, что наш глубокоуважаемый монарх пребывает в электронном заточении, я понял сразу, как только <text:soft-page-break/>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8">Потому разбрасываться такой возможностью не стоит. Если уж тебе повезло оказаться в новом мире — исследуй его сполна!..</text:p>
      <text:p text:style-name="P59">***</text:p>
      <text:p text:style-name="P64">&lt;<text:span text:style-name="T9">сюда можно вставить похождения Дискорда — вторая неопубликованная глава. Первая — секс с Селестией</text:span>&gt;</text:p>
      <text:p text:style-name="P59">***</text:p>
      <text:p text:style-name="P62">– Развяжите мне, наконец, руки! Или хотя бы одну. Плечами жестикулировать неудобно.... </text:p>
      <text:p text:style-name="P62">Я развязал Дискорду левую руку.</text:p>
      <text:p text:style-name="P6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2">Дискорд принялся разминать затёкшее запястье.</text:p>
      <text:p text:style-name="P6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2">– Какое письмо, Корди? – вскинулась до этого зачарованно слушавшая Дискорда Флаттершай.</text:p>
      <text:p text:style-name="P62">– Ну ваше же! Вы с Эпплджек написали мне о своих мытарствах тут. Вежливо так написали, спасибо...</text:p>
      <text:p text:style-name="P62">Флаттершай покрылась пунцовыми пятнами.</text:p>
      <text:p text:style-name="P62">– Я... Мы... – тут она совсем стушевалась.</text:p>
      <text:p text:style-name="P62">– Так а почему ты сказал, что никто не уйдёт в Эквестрию? – наконец перебила Дискорда скучавшая до этого Эпплджек.</text:p>
      <text:p text:style-name="P62">Дискорд уставился на неё долгим взглядом, а потом хлопнул себя по лбу.</text:p>
      <text:p text:style-name="P6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2">– И что? – продолжила его мысль Эпплджек.</text:p>
      <text:p text:style-name="P62">–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2">– И?!! – до меня уже дошло, но Эпплджек продолжала тупить.</text:p>
      <text:p text:style-name="P62">– Короче, времени у нас осталось что-то около пятнадцати минут. Или около того. – заявил Дискорд, поднеся к глазам запястье с массивными часами.</text:p>
      <text:p text:style-name="P62">– СКОЛЬКО??? – воскликнули хором я и девушки.</text:p>
      <text:p text:style-name="P62">Дискорд открыл было рот, но его слова заглушил звонок в дверь.</text:p>
      <text:p text:style-name="P62">– ОТКРОЙТЕ, ПОЛИЦИЯ! Вам даётся полминуты, чтобы открыть дверь. Через тридцать секунд дверь будет выбита!</text:p>
      <text:p text:style-name="P6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2">Блядь!</text:p>
      <text:p text:style-name="P62">– На крышу, живо!!! Через окно на кухне! – зашипел Дискорд, отчаянно дёргая узлы свободной рукой.</text:p>
      <text:p text:style-name="P62">Эпплджек, одной рукой сгребя в охапку ноутбук, второй увлекая Флаттершай, кинулась на кухню.</text:p>
      <text:p text:style-name="P62">– А толку? Куда мы с крыши денемся? – спросил я растерянно. Дискорд только раздражённо зарычал в ответ.</text:p>
      <text:p text:style-name="P58">Дверь содрогнулась от мощного удара. Послышался стук падающей штукатурки. Я сломя голову кинулся на кухню.</text:p>
      <text:p text:style-name="P58">– Развяжи меня, идиот!!! – гаркнул вдогонку Дискорд.</text:p>
      <text:p text:style-name="P5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8">– Давай на крышу! Я догоню! – рявкнул он, освобождая вторую руку.</text:p>
      <text:p text:style-name="P58">От второго удара дверная коробка крякнула и наполовину въехала в коридор. </text:p>
      <text:p text:style-name="P5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8">Верёвка в кухонном окне дёргалась от движений лезущих по ней Флатти и Эпплджек. Я словил её рукой и стал на подоконник.</text:p>
      <text:p text:style-name="P58">Чёрт!</text:p>
      <text:p text:style-name="P5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8">Но нет, триста тысяч чертей, раз девушки смогли – я тоже смогу!</text:p>
      <text:p text:style-name="P58">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5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8">Я успел сократить расстояние до Эпплджек наполовину, когда девушки нашли решение.</text:p>
      <text:p text:style-name="P5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8">Я выдохнул.</text:p>
      <text:p text:style-name="P5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8">Чёрт! Чёрт! Чёрт! Чёрт!</text:p>
      <text:p text:style-name="P58">Бля!!!...</text:p>
      <text:p text:style-name="P5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8"/>
      <text:h text:style-name="P76" text:outline-level="2">Назад, в Эквестрию</text:h>
      <text:p text:style-name="P58"/>
      <text:p text:style-name="P58">Долго паниковать не пришлось. </text:p>
      <text:p text:style-name="P58">Я почувствовал сильный рывок за шиворот и захват поперёк груди. </text:p>
      <text:p text:style-name="P58">– ОТПУСТИ ДЕВЧОНКУ!!! – загрохотало мне в ухо. Я открыл глаза.</text:p>
      <text:p text:style-name="P5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8"><text:soft-page-break/>Я чуть поднял глаза и уставился в чешуйчатую морду дракона.</text:p>
      <text:p text:style-name="P58">– Отпусти Эпплджек. Я её держу. – повторил Дискорд. – Мне сбалансироваться надо. Вы не такие уж и лёгкие.</text:p>
      <text:p text:style-name="P5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8">Наконец это ему удалось, и дальнейший подъём на крышу происходил в молчании.</text:p>
      <text:p text:style-name="P5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8">Флаттершай оторвала заплаканное лицо от моей ветровки.</text:p>
      <text:p text:style-name="P58">– Да-да, ты прав, Корди. Я готова.</text:p>
      <text:p text:style-name="P58">На длинной шее Дискорда разместились Эпплджек и Флаттершай. Я, для сохранения баланса, разместился позади крыльев.</text:p>
      <text:p text:style-name="P58">Дискорд расправил крылья и начал короткую пробежку к краю.</text:p>
      <text:p text:style-name="P6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8">И мы полетели навстречу закату.</text:p>
      <text:p text:style-name="P5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8">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8">– Пристегните ремни! – проревел Дискорд, резко ускоряясь. – Будет весело!!!</text:p>
      <text:p text:style-name="P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8">– ЙУУУУУУУХХХУУУУУ!!! – заорал Дискорд, сложил крылья и врезался в шар.</text:p>
      <text:p text:style-name="P6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5" text:outline-level="1">Беседа за столиком в ночи</text:h>
      <text:p text:style-name="P41"/>
      <text:p text:style-name="P4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3">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3">– Стоп, не торопись. – у меня голова пошла кругом от информации. – Я ничего не понял. Какие-такие проблемы? Какие варианты? Зачем его поддерживать?</text:p>
      <text:p text:style-name="P43">Анакорн недовольно поморщился, но продолжил.</text:p>
      <text:p text:style-name="P4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3">На голограмме появилась солнечная система Эквуса. Почему-то в центре системы был сам Эквус. Вокруг него вращались солнце и луна.</text:p>
      <text:p text:style-name="P43">Анакорн плюхнулся обратно в кресло и схватился за голову. Потом, немного успокоившись, продолжил.</text:p>
      <text:p text:style-name="P4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3">Анакорн отпил из стакана и продолжил.</text:p>
      <text:p text:style-name="P4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oft-page-break/><text:span text:style-name="T1">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3">Анакорн постучал по столику указкой. Солнечная система увеличилась, оставив в поле зрения только шар Эквуса.</text:p>
      <text:p text:style-name="P4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5">Ко мне наконец-то пришло понимание ситуации.</text:p>
      <text:p text:style-name="P4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3">Анакорн смутился.</text:p>
      <text:p text:style-name="P4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3">(<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3"><text:span text:style-name="T6">– Сам ты раздолбай! – произнёс, наконец, Свирл</text:span>)</text:p>
      <text:p text:style-name="P43">… И создали вы его достаточно топорно — видишь, он трещит по швам.</text:p>
      <text:p text:style-name="P43">– Хмм. То есть, это брони создали Эквус?</text:p>
      <text:p text:style-name="P4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3"><text:soft-page-break/>Я вспомнил события последнего года <text:span text:style-name="T3">&lt;</text:span>упомянуть в эпизоде на Терре, что МЛП-сериал закрылся год назад<text:span text:style-name="T3">&gt;</text:span></text:p>
      <text:p text:style-name="P4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3">Анакорн с такой силой сжал карандаш, что он хрустнул.</text:p>
      <text:p text:style-name="P4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5">– Верни Рэйнбоу!!!</text:p>
      <text:p text:style-name="P45">Обломки карандаша выпали из кулака Анакорна на столик.</text:p>
      <text:p text:style-name="P45">– Э-э-э… м-м-м… ну-у-у... Нельзя сказать, что это совсем невыполнимо… Но, прямо скажу, задачка не для студента!</text:p>
      <text:p text:style-name="P45">– А ты студент?</text:p>
      <text:p text:style-name="P4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45">– Нет. Плата остаётся неизменной. Тут мы квиты. У меня тоже мало шансов помочь тебе — я не имею ни малейшего понятия, как это сделать.</text:p>
      <text:p text:style-name="P45">Ставшие почти прозрачными стены комнаты снова обрели материальность. Анакорн пожал плечами и протянул мне руку через столик.</text:p>
      <text:p text:style-name="P4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5">Я задумался.</text:p>
      <text:p text:style-name="P4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5">Анакорн почесал в затылке.</text:p>
      <text:p text:style-name="P45">– А кьютимарки? Как, <text:span text:style-name="T3">&lt;</text:span><text:span text:style-name="T10">чёрт</text:span><text:span text:style-name="T3">&gt;</text:span> меня побери, объяснить кьютимарки?</text:p>
      <text:p text:style-name="P45">– А кьютимарки ты сам даришь пони, когда распознаёшь их жизненное предназначение.</text:p>
      <text:p text:style-name="P4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5">Я пожал плечами.</text:p>
      <text:p text:style-name="P45">– А по-другому я не могу объяснить их появление. К сожалению.</text:p>
      <text:p text:style-name="P6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69">– Хорошо. Уболтал. Кьютимарки беру на себя. Так и знал, что мне самое трудное достанется!</text:p>
      <text:p text:style-name="P6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69">Анакорн проследил мой взгляд.</text:p>
      <text:p text:style-name="P69">– Нечего так смотреть. Если я стану применять магию вместо ловкости, теряется весь смысл упражнения... О, глянь-ка на Эквус!</text:p>
      <text:p text:style-name="P69">И впрямь, было на что посмотреть. Уровень помех на модели Эквуса значительно снизился и сама она стала светиться ровным голубоватым светом.</text:p>
      <text:p text:style-name="P69">–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69"/>
      <text:p text:style-name="P71">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2"/>
      <text:p text:style-name="P7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1"/>
      <text:p text:style-name="P69">Я опять задумался. В голове было пусто. Хотя, если подумать с точки зрения программиста, можно... Наверное можно, раз все предыдущее прокатило...</text:p>
      <text:p text:style-name="P70">–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0">– Не понял? Это как? Как ты совместишь разрушенную магическими войнами Эквестрию с романтически-сексуальным раем для попаданцев?</text:p>
      <text:p text:style-name="P7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0">Анакорн долго мусолил карандаш, а потом вдруг заржал.</text:p>
      <text:p text:style-name="P7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0">Анакорн примирительно похлопал меня по плечу.</text:p>
      <text:p text:style-name="P7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0">Я подозрительно посмотрел на Анакорна.</text:p>
      <text:p text:style-name="P70"><text:span text:style-name="T3">– </text:span>Какой ещё, нафиг, «мой фанфик»? Я никакого фанфика не писал. И не собираюсь, вообще-то.</text:p>
      <text:p text:style-name="P70">Анакорн ехидно ухмыльнулся и откинулся в кресле, переплетя пальцы за затылком.</text:p>
      <text:p text:style-name="P7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6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6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69"><text:span text:style-name="T3">– </text:span>Факн щит<text:note text:id="ftn7" text:note-class="footnote"><text:note-citation>7</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69">Анакорн развёл руками.</text:p>
      <text:p text:style-name="P6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6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6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69">Анакорн, глядя на мои терзания, понимающе кивнул и продолжил.</text:p>
      <text:p text:style-name="P4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3">– Гм! Я бы попросил тебя не касаться моих отношений с Рэйнбоу!</text:p>
      <text:p text:style-name="P4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3">У меня сердце буквально ухнуло куда-то вниз, в область желудка.</text:p>
      <text:p text:style-name="P4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3">– Та ладно, не утешай. Я не маленький ребёнок. Долг платежом красен. Сделаю то, что ты хочешь. Как сумею.</text:p>
      <text:p text:style-name="P43"><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3">Анакорн наблюдал за мной без улыбки. По его нейтральному выражению лица невозможно было догадаться, о чём он думает.</text:p>
      <text:p text:style-name="P43">– Ну вот и отлично. Рад, что мы наконец-то пришли к сделке.</text:p>
      <text:p text:style-name="P4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6">– Пора закругляться. Ты начинаешь сгорать. Надо утрясти последние детали, пока ещё есть пару минут.</text:p>
      <text:p text:style-name="P43">– Валяй. Я тебя внимательно слушаю.</text:p>
      <text:p text:style-name="P4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3">– А я разве сплю?</text:p>
      <text:p text:style-name="P43">– Сейчас — нет. Но как только мы закроем сделку — проснёшься. Потому что нет иного способа вернуть тебя в реальный мир.</text:p>
      <text:p text:style-name="P43">– Эээ, постой. А как я в Эквестрию и обратно возвращался?</text:p>
      <text:p text:style-name="P4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3">Так вот, возвращать тебя обратно в твой мир я не буду. </text:p>
      <text:p text:style-name="P43">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3">– Ты ещё увидишь пару снов на прощание. Удачи!</text:p>
      <text:p text:style-name="P43"/>
      <text:p text:style-name="P44">***</text:p>
      <text:p text:style-name="P43"><text:soft-page-break/>–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3">– Пожалста. – ответил я безучастно. – Всегда рад. Только Вам не нужно было ТАК распинаться, чтобы заручиться моей помощью.</text:p>
      <text:p text:style-name="P43">Селестия на мгновение смутилась, но продолжила.</text:p>
      <text:p text:style-name="P4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8">Селестия кивнула, соглашаясь, и образ её начал меркнуть.</text:p>
      <text:p text:style-name="P63">– <text:span text:style-name="T1">Окей. Будь счастлив и... спасибо тебе за всё, Макс.</text:span></text:p>
      <text:p text:style-name="P58">…</text:p>
      <text:p text:style-name="P6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8"/>
      <text:list xml:id="list5870920414865011127" text:style-name="L8">
        <text:list-header>
          <text:p text:style-name="P88">(<text:span text:style-name="T11">Луна — как повелительница снов, слышала разговор Макса с Анакорном</text:span>)</text:p>
          <text:p text:style-name="P89"/>
        </text:list-header>
      </text:list>
      <text:p text:style-name="P59">***</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oft-page-break/><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76" text:outline-level="2">Земля</text:h>
      <text:p text:style-name="P42">Музыкальная тема из бегущего по лезвию бритвы — <text:span text:style-name="T3">Mission impossible</text:span></text:p>
      <text:p text:style-name="P86">&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text:soft-page-break/>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03T22:53:30.24</dc:date>
    <meta:editing-duration>P33DT16H10M27S</meta:editing-duration>
    <meta:editing-cycles>778</meta:editing-cycles>
    <meta:generator>OpenOffice/4.1.1$Win32 OpenOffice.org_project/411m6$Build-9775</meta:generator>
    <dc:creator>макс </dc:creator>
    <meta:document-statistic meta:table-count="0" meta:image-count="0" meta:object-count="0" meta:page-count="103" meta:paragraph-count="2047" meta:word-count="46123" meta:character-count="293606"/>
  </office:meta>
</office:document-meta>
</file>